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1ef1" officeooo:paragraph-rsid="000f1ef1" style:font-weight-asian="bold" style:font-weight-complex="bold"/>
    </style:style>
    <style:style style:name="P2" style:family="paragraph" style:parent-style-name="Standard">
      <style:text-properties fo:font-weight="normal" officeooo:rsid="000f1ef1" officeooo:paragraph-rsid="000f1ef1" style:font-weight-asian="normal" style:font-weight-complex="normal"/>
    </style:style>
    <style:style style:name="P3" style:family="paragraph" style:parent-style-name="Standard">
      <style:text-properties officeooo:paragraph-rsid="000f1ef1"/>
    </style:style>
    <style:style style:name="P4" style:family="paragraph" style:parent-style-name="Standard">
      <style:text-properties fo:font-weight="bold" officeooo:rsid="000f1ef1" officeooo:paragraph-rsid="000f1ef1" style:font-weight-asian="bold" style:font-weight-complex="bold"/>
    </style:style>
    <style:style style:name="P5" style:family="paragraph" style:parent-style-name="Standard">
      <style:text-properties fo:font-weight="bold" officeooo:rsid="00108254" officeooo:paragraph-rsid="00108254" style:font-weight-asian="bold" style:font-weight-complex="bold"/>
    </style:style>
    <style:style style:name="P6" style:family="paragraph" style:parent-style-name="Standard">
      <style:text-properties fo:font-weight="normal" officeooo:rsid="000f1ef1" officeooo:paragraph-rsid="000f1ef1" style:font-weight-asian="normal" style:font-weight-complex="normal"/>
    </style:style>
    <style:style style:name="P7" style:family="paragraph" style:parent-style-name="Standard">
      <style:text-properties fo:font-weight="normal" officeooo:rsid="00108254" officeooo:paragraph-rsid="00108254" style:font-weight-asian="normal" style:font-weight-complex="normal"/>
    </style:style>
    <style:style style:name="P8" style:family="paragraph" style:parent-style-name="Standard">
      <style:text-properties officeooo:paragraph-rsid="000f1ef1"/>
    </style:style>
    <style:style style:name="P9" style:family="paragraph" style:parent-style-name="Standard">
      <style:text-properties officeooo:paragraph-rsid="0013d486"/>
    </style:style>
    <style:style style:name="P10" style:family="paragraph" style:parent-style-name="Standard">
      <style:text-properties officeooo:paragraph-rsid="000f211b"/>
    </style:style>
    <style:style style:name="T1" style:family="text">
      <style:text-properties fo:font-weight="normal" officeooo:rsid="000f1ef1" style:font-weight-asian="normal" style:font-weight-complex="normal"/>
    </style:style>
    <style:style style:name="T2" style:family="text">
      <style:text-properties fo:font-weight="normal" officeooo:rsid="000f211b" style:font-weight-asian="normal" style:font-weight-complex="normal"/>
    </style:style>
    <style:style style:name="T3" style:family="text">
      <style:text-properties fo:font-weight="normal" officeooo:rsid="000fd04c" style:font-weight-asian="normal" style:font-weight-complex="normal"/>
    </style:style>
    <style:style style:name="T4" style:family="text">
      <style:text-properties fo:font-weight="normal" officeooo:rsid="001036c0" style:font-weight-asian="normal" style:font-weight-complex="normal"/>
    </style:style>
    <style:style style:name="T5" style:family="text">
      <style:text-properties fo:font-weight="normal" officeooo:rsid="00106488" style:font-weight-asian="normal" style:font-weight-complex="normal"/>
    </style:style>
    <style:style style:name="T6" style:family="text">
      <style:text-properties fo:font-weight="normal" officeooo:rsid="0013d486" style:font-weight-asian="normal" style:font-weight-complex="normal"/>
    </style:style>
    <style:style style:name="T7" style:family="text">
      <style:text-properties fo:font-weight="normal" officeooo:rsid="00121d71" style:font-weight-asian="normal" style:font-weight-complex="normal"/>
    </style:style>
    <style:style style:name="T8" style:family="text">
      <style:text-properties fo:font-weight="normal" officeooo:rsid="0015bcdd" style:font-weight-asian="normal" style:font-weight-complex="normal"/>
    </style:style>
    <style:style style:name="T9" style:family="text">
      <style:text-properties fo:font-weight="normal" officeooo:rsid="00161817" style:font-weight-asian="normal" style:font-weight-complex="normal"/>
    </style:style>
    <style:style style:name="T10" style:family="text">
      <style:text-properties fo:font-weight="normal" officeooo:rsid="00176253" style:font-weight-asian="normal" style:font-weight-complex="normal"/>
    </style:style>
    <style:style style:name="T11" style:family="text">
      <style:text-properties officeooo:rsid="00121d71"/>
    </style:style>
    <style:style style:name="T12" style:family="text">
      <style:text-properties officeooo:rsid="0013d486"/>
    </style:style>
    <style:style style:name="T13" style:family="text">
      <style:text-properties officeooo:rsid="001618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rent interactive dataviz packages</text:p>
      <text:p text:style-name="P5"/>
      <text:p text:style-name="P7">- plotly <text:span text:style-name="T12">(ggplotly)</text:span>, ggiraph</text:p>
      <text:p text:style-name="P1"/>
      <text:p text:style-name="P1">Problems with current interactive dataviz packages</text:p>
      <text:p text:style-name="P2"/>
      <text:p text:style-name="P3"><text:span text:style-name="T1">- </text:span><text:span text:style-name="T4">Built </text:span><text:span text:style-name="T5">for</text:span><text:span text:style-name="T4"> static visualization</text:span><text:span text:style-name="T5">s </text:span><text:span text:style-name="T6">first</text:span><text:span text:style-name="T4">, interactivity </text:span><text:span text:style-name="T5">added </text:span><text:span text:style-name="T6">second</text:span></text:p>
      <text:p text:style-name="P3"><text:span text:style-name="T1"><text:tab/>- </text:span><text:span text:style-name="T7">works </text:span><text:span text:style-name="T6">fine</text:span><text:span text:style-name="T7"> </text:span><text:span text:style-name="T6">for</text:span><text:span text:style-name="T7"> one-to-one representations of the data </text:span><text:span text:style-name="T6">(e.g. scatterplot)</text:span></text:p>
      <text:p text:style-name="P2"><text:tab/>- <text:span text:style-name="T11">poorly otherwise</text:span></text:p>
      <text:p text:style-name="P2"><text:tab/>- <text:span text:style-name="T12">multiple interacting plots may be difficult to set up</text:span><text:tab/></text:p>
      <text:p text:style-name="P2"/>
      <text:p text:style-name="P3"><text:span text:style-name="T1">- </text:span><text:span text:style-name="T4">Designed</text:span><text:span text:style-name="T1"> for presentation (i.e. dashboards), not EDA</text:span></text:p>
      <text:p text:style-name="P3"><text:span text:style-name="T1"><text:tab/>- “</text:span><text:span text:style-name="T10">Interesting” interaction may require extensive setup</text:span></text:p>
      <text:p text:style-name="P3"><text:span text:style-name="T1"><text:tab/>- </text:span><text:span text:style-name="T6">We can </text:span><text:span text:style-name="T9">take</text:span><text:span text:style-name="T6"> </text:span><text:span text:style-name="T9">t</text:span><text:span text:style-name="T6">ime to make a fancy dashboard </text:span><text:span text:style-name="T9">that’s just going to sit somewhere</text:span></text:p>
      <text:p text:style-name="P3"><text:span text:style-name="T6"><text:tab/>- Not ideal if we want to jump in &amp; see </text:span><text:span text:style-name="T8">the data</text:span><text:span text:style-name="T6"> </text:span></text:p>
      <text:p text:style-name="P3"><text:span text:style-name="T1"/></text:p>
      <text:p text:style-name="P10"><text:span text:style-name="T1">- </text:span><text:span text:style-name="T3">Lack of adherence</text:span><text:span text:style-name="T1"> to data visualization principles (Tufte</text:span><text:span text:style-name="T2">)</text:span></text:p>
      <text:p text:style-name="P9"><text:span text:style-name="T2"><text:tab/>- </text:span><text:span text:style-name="T6">chartjunk: “decoration of graphics [...] that does not tell the viewer anything new” (Tufte, 1983)</text:span><text:span text:style-name="T1"><text:tab/></text:span></text:p>
      <text:p text:style-name="P9"><text:span text:style-name="T1"><text:tab/>- interactive chartjunk: u</text:span><text:span text:style-name="T2">seless</text:span><text:span text:style-name="T1"> interacti</text:span><text:span text:style-name="T3">vity</text:span><text:span text:style-name="T1"> that distracts from the data</text:span></text:p>
      <text:p text:style-name="P2"/>
      <text:p text:style-name="P2">- SVG graphics (looks good but slow at high data volumes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01:47:45.555865405</meta:creation-date>
    <dc:date>2022-07-11T18:35:25.667716464</dc:date>
    <meta:editing-duration>PT50M3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37" meta:character-count="867" meta:non-whitespace-character-count="734"/>
  </office:meta>
</office:document-meta>
</file>